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0ce9c5" officeooo:paragraph-rsid="000ce9c5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0ce9c5" officeooo:paragraph-rsid="000ce9c5" style:font-weight-asian="normal" style:font-weight-complex="normal"/>
    </style:style>
    <style:style style:name="P3" style:family="paragraph" style:parent-style-name="Standard">
      <style:text-properties style:font-name="Liberation Sans" style:text-underline-style="none" fo:font-weight="bold" officeooo:rsid="000ce9c5" officeooo:paragraph-rsid="000ce9c5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style:text-underline-style="solid" style:text-underline-width="auto" style:text-underline-color="font-color" fo:font-weight="bold" officeooo:rsid="000ce9c5" officeooo:paragraph-rsid="000ce9c5" style:font-weight-asian="bold" style:font-weight-complex="bold"/>
    </style:style>
    <style:style style:name="P5" style:family="paragraph" style:parent-style-name="Standard">
      <style:text-properties style:font-name="Liberation Sans" style:text-underline-style="none" fo:font-weight="normal" officeooo:rsid="000ce9c5" officeooo:paragraph-rsid="000ce9c5" style:font-weight-asian="normal" style:font-weight-complex="normal"/>
    </style:style>
    <style:style style:name="P6" style:family="paragraph" style:parent-style-name="Standard">
      <style:text-properties style:font-name="Liberation Sans" style:text-underline-style="none" fo:font-weight="normal" officeooo:rsid="000fa3b3" officeooo:paragraph-rsid="000fa3b3" style:font-weight-asian="normal" style:font-weight-complex="normal"/>
    </style:style>
    <style:style style:name="P7" style:family="paragraph" style:parent-style-name="Standard">
      <style:text-properties style:font-name="Liberation Sans" style:text-underline-style="none" fo:font-weight="normal" officeooo:rsid="000ed1fa" officeooo:paragraph-rsid="000ce9c5" style:font-weight-asian="normal" style:font-weight-complex="normal"/>
    </style:style>
    <style:style style:name="P8" style:family="paragraph" style:parent-style-name="Standard">
      <style:text-properties style:font-name="Liberation Sans" style:text-underline-style="none" fo:font-weight="normal" officeooo:rsid="000ed1fa" officeooo:paragraph-rsid="000ed1fa" style:font-weight-asian="normal" style:font-weight-complex="normal"/>
    </style:style>
    <style:style style:name="P9" style:family="paragraph" style:parent-style-name="Standard">
      <style:text-properties style:font-name="Liberation Sans" style:text-underline-style="none" fo:font-weight="normal" officeooo:rsid="0012c4ea" officeooo:paragraph-rsid="0012c4ea" style:font-weight-asian="normal" style:font-weight-complex="normal"/>
    </style:style>
    <style:style style:name="P10" style:family="paragraph" style:parent-style-name="Standard">
      <style:text-properties style:font-name="Liberation Sans" style:text-underline-style="solid" style:text-underline-width="auto" style:text-underline-color="font-color" fo:font-weight="normal" officeooo:rsid="000ce9c5" officeooo:paragraph-rsid="000ce9c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cde8" style:font-weight-asian="normal" style:font-weight-complex="normal"/>
    </style:style>
    <style:style style:name="T3" style:family="text">
      <style:text-properties fo:font-weight="normal" officeooo:rsid="000ed1fa" style:font-weight-asian="normal" style:font-weight-complex="normal"/>
    </style:style>
    <style:style style:name="T4" style:family="text">
      <style:text-properties officeooo:rsid="001156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 Format (.json)</text:p>
      <text:p text:style-name="P1"/>
      <text:p text:style-name="P2">{</text:p>
      <text:p text:style-name="P2"><text:tab/>“title”:”&lt;title&gt;”,<text:tab/><text:tab/><text:tab/>{ Default ; file name with -/_ replaced by spc, l/c }</text:p>
      <text:p text:style-name="P2"><text:tab/>“tempo”:”120”,<text:tab/><text:tab/><text:tab/>{ Tempo in beats / minute, default 100 }</text:p>
      <text:p text:style-name="P9"><text:tab/>“beats”:”4”, <text:tab/><text:tab/><text:tab/><text:tab/>{ Beats in a bar, default 4 }</text:p>
      <text:p text:style-name="P2"><text:tab/>“tuning”:”g3b3e4”, <text:tab/><text:tab/><text:tab/>{ Only this tuning will work at present }</text:p>
      <text:p text:style-name="P2"><text:tab/>“bars” : [</text:p>
      <text:p text:style-name="P2"><text:tab/><text:tab/>“&lt;bar1&gt;”,</text:p>
      <text:p text:style-name="P2"><text:tab/><text:tab/>“&lt;bar2&gt;”,</text:p>
      <text:p text:style-name="P2"><text:tab/><text:tab/>“&lt;bar3&gt;”,</text:p>
      <text:p text:style-name="P2"><text:tab/><text:tab/>“&lt;bar4&gt;”,</text:p>
      <text:p text:style-name="P2"><text:tab/>]</text:p>
      <text:p text:style-name="P2">}</text:p>
      <text:p text:style-name="P2"/>
      <text:p text:style-name="P2">Note that all entries are in lower case, whatever the circumstances.</text:p>
      <text:p text:style-name="P2"/>
      <text:p text:style-name="P2">Bars can have the following entries.</text:p>
      <text:p text:style-name="P2"/>
      <text:p text:style-name="P10">Notes</text:p>
      <text:p text:style-name="P2"/>
      <text:p text:style-name="P2">Strums, or picks are represented by alphabetic characters as follows.</text:p>
      <text:p text:style-name="P2"/>
      <text:p text:style-name="P2">Character 1<text:tab/>: <text:tab/>Fretting on first (lowest) string, A = no fret (0), B = 1. -</text:p>
      <text:p text:style-name="P2">Character 2 <text:tab/>: <text:s/><text:tab/>Fretting on second string</text:p>
      <text:p text:style-name="P2">Character 3 <text:tab/>: <text:tab/>Fretting on third string</text:p>
      <text:p text:style-name="P2">Character 4<text:tab/>:<text:tab/>Length in quarter beats (A = 0, B = 1, C = 2 etc.)</text:p>
      <text:p text:style-name="P2"/>
      <text:p text:style-name="P2">To have the string unplayed in this strum/pick, use the character -</text:p>
      <text:p text:style-name="P2"/>
      <text:p text:style-name="P10">Lyrics</text:p>
      <text:p text:style-name="P10"/>
      <text:p text:style-name="P3"><text:span text:style-name="T1">Lyric text is enclosed in angle brackets &lt;when you wish upon a star&gt;. It is assumed there are no lyrics unless they are actually present. </text:span><text:span text:style-name="T2">There is no correlation between the lyrics and the music.</text:span></text:p>
      <text:p text:style-name="P2"/>
      <text:p text:style-name="P1"/>
      <text:p text:style-name="P4">Chord Source Format (.chord<text:span text:style-name="T4">s</text:span>)</text:p>
      <text:p text:style-name="P10"/>
      <text:p text:style-name="P2">This is used for producing music. It uses the standard formats which are</text:p>
      <text:p text:style-name="P2"/>
      <text:p text:style-name="P2">//<text:tab/><text:tab/>comments.</text:p>
      <text:p text:style-name="P2">a := b<text:tab/><text:tab/>overwrite default settings (e.g. tempo := 120)</text:p>
      <text:p text:style-name="P2">| <text:tab/><text:tab/>to seperate bars on a blank line. </text:p>
      <text:p text:style-name="P2"/>
      <text:p text:style-name="P6">Most of the bar is lyric. Double spaces, excess spaces should be removed.</text:p>
      <text:p text:style-name="P2"/>
      <text:p text:style-name="P3"><text:span text:style-name="T1">Chord Playing is represented by placing a chord in square brackets (e.g. [Dm:</text:span><text:span text:style-name="T2">2</text:span><text:span text:style-name="T1">]). </text:span><text:span text:style-name="T2">The position is the beat position in the note. If omitted it is assumed to refer to position 1 (e.g. the whole bar). </text:span><text:span text:style-name="T3">A square bracket which is just [:2] or [] stops chords from that point, or the beginning.</text:span></text:p>
      <text:p text:style-name="P7"/>
      <text:p text:style-name="P8">Patterns are in curly brackets and are twice the number of beats, and look like this <text:s/></text:p>
      <text:p text:style-name="P8">{d-du-udu} which are used to generate the strumming.</text:p>
      <text:p text:style-name="P10"/>
      <text:p text:style-name="P2"/>
      <text:p text:style-name="P2"/>
      <text:p text:style-name="P2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2:41:47.432143028</meta:creation-date>
    <dc:date>2017-12-04T13:39:27.664391635</dc:date>
    <meta:editing-duration>PT27M20S</meta:editing-duration>
    <meta:editing-cycles>5</meta:editing-cycles>
    <meta:generator>LibreOffice/5.4.1.2$Linux_X86_64 LibreOffice_project/40m0$Build-2</meta:generator>
    <meta:document-statistic meta:table-count="0" meta:image-count="0" meta:object-count="0" meta:page-count="2" meta:paragraph-count="34" meta:word-count="306" meta:character-count="1695" meta:non-whitespace-character-count="1383"/>
  </office:meta>
</office:document-meta>
</file>